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Simsun" svg:font-family="Simsun"/>
    <style:font-face style:name="Tahoma1" svg:font-family="Tahoma"/>
    <style:font-face style:name="仿宋_GB2312" svg:font-family="仿宋_GB2312" style:font-adornments="标准" style:font-family-generic="modern" style:font-pitch="fixed"/>
    <style:font-face style:name="新宋体1" svg:font-family="新宋体" style:font-family-generic="modern" style:font-pitch="fixed"/>
    <style:font-face style:name="新宋体" svg:font-family="新宋体" style:font-adornments="粗体" style:font-family-generic="modern" style:font-pitch="fixed"/>
    <style:font-face style:name="SimSun" svg:font-family="SimSun" style:font-pitch="variable"/>
    <style:font-face style:name="Tahoma" svg:font-family="Tahoma" style:font-pitch="variable"/>
    <style:font-face style:name="黑体" svg:font-family="黑体" style:font-pitch="variable"/>
    <style:font-face style:name="黑体1" svg:font-family="黑体" style:font-adornments="标准" style:font-pitch="variable"/>
    <style:font-face style:name="黑体2" svg:font-family="黑体" style:font-adornments="粗体"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text-properties style:font-name-asian="新宋体1"/>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style>
    <style:style style:name="P4" style:family="paragraph" style:parent-style-name="Text_20_body" style:list-style-name="L2"/>
    <style:style style:name="P5" style:family="paragraph" style:parent-style-name="Text_20_body">
      <style:paragraph-properties fo:margin-left="2cm" fo:margin-right="0cm" fo:margin-top="0cm" fo:margin-bottom="0.212cm" fo:text-indent="0cm" style:auto-text-indent="false"/>
    </style:style>
    <style:style style:name="P6" style:family="paragraph" style:parent-style-name="Heading_20_5" style:list-style-name="L3"/>
    <style:style style:name="P7" style:family="paragraph" style:parent-style-name="Text_20_body">
      <style:text-properties fo:font-weight="normal" style:font-weight-asian="normal" style:font-weight-complex="normal"/>
    </style:style>
    <style:style style:name="P8" style:family="paragraph" style:parent-style-name="Heading_20_5" style:list-style-name="L4">
      <style:paragraph-properties fo:margin-top="0.423cm" fo:margin-bottom="0.212cm" fo:keep-with-next="always"/>
    </style:style>
    <style:style style:name="P9" style:family="paragraph" style:parent-style-name="Text_20_body">
      <style:paragraph-properties fo:margin-left="2cm" fo:margin-right="0cm" fo:margin-top="0cm" fo:margin-bottom="0.212cm" fo:text-align="start" style:justify-single-word="false" fo:text-indent="0cm" style:auto-text-indent="false"/>
      <style:text-properties fo:font-weight="normal" style:font-weight-asian="normal" style:font-weight-complex="normal"/>
    </style:style>
    <style:style style:name="P10" style:family="paragraph" style:parent-style-name="Heading_20_5" style:list-style-name="L5">
      <style:paragraph-properties fo:margin-top="0.423cm" fo:margin-bottom="0.212cm" fo:keep-with-next="always"/>
    </style:style>
    <style:style style:name="P11" style:family="paragraph" style:parent-style-name="Heading_20_5" style:list-style-name="L5"/>
    <style:style style:name="P12" style:family="paragraph" style:parent-style-name="Heading_20_5" style:list-style-name="L6"/>
    <style:style style:name="P13" style:family="paragraph" style:parent-style-name="Heading_20_5" style:list-style-name="L7"/>
    <style:style style:name="P14" style:family="paragraph" style:parent-style-name="Heading_20_1">
      <style:paragraph-properties fo:text-align="start" style:justify-single-word="false"/>
    </style:style>
    <style:style style:name="P15" style:family="paragraph" style:parent-style-name="Text_20_body" style:list-style-name="L8"/>
    <style:style style:name="P16" style:family="paragraph" style:parent-style-name="Text_20_body" style:list-style-name="L8">
      <style:paragraph-properties fo:margin-left="2cm" fo:margin-right="0cm" fo:margin-top="0cm" fo:margin-bottom="0.212cm" fo:text-indent="0cm" style:auto-text-indent="false"/>
    </style:style>
    <style:style style:name="P17" style:family="paragraph" style:parent-style-name="Heading_20_5">
      <style:text-properties fo:font-weight="normal" style:font-weight-asian="normal" style:font-weight-complex="normal"/>
    </style:style>
    <style:style style:name="P18" style:family="paragraph" style:parent-style-name="Heading_20_5" style:list-style-name="L9"/>
    <style:style style:name="P19" style:family="paragraph" style:parent-style-name="Heading_20_5" style:list-style-name="L9">
      <style:paragraph-properties fo:margin-top="0.423cm" fo:margin-bottom="0.212cm" fo:keep-with-next="always"/>
      <style:text-properties style:font-name="Arial" fo:font-size="14pt" style:font-name-asian="黑体1" style:font-size-asian="12pt" style:font-name-complex="Tahoma" style:font-size-complex="14pt"/>
    </style:style>
    <style:style style:name="P20" style:family="paragraph" style:parent-style-name="Heading_20_5" style:list-style-name="L10">
      <style:paragraph-properties fo:margin-top="0.423cm" fo:margin-bottom="0.212cm" fo:keep-with-next="always"/>
      <style:text-properties style:font-name="Arial" fo:font-size="14pt" style:font-name-asian="黑体1" style:font-size-asian="12pt" style:font-name-complex="Tahoma" style:font-size-complex="14pt"/>
    </style:style>
    <style:style style:name="P21" style:family="paragraph" style:parent-style-name="Heading_20_5" style:list-style-name="L10"/>
    <style:style style:name="P22" style:family="paragraph" style:parent-style-name="Heading_20_5" style:list-style-name="L11"/>
    <style:style style:name="P23" style:family="paragraph" style:parent-style-name="Heading_20_5" style:list-style-name="L12"/>
    <style:style style:name="P24" style:family="paragraph" style:parent-style-name="Heading_20_5" style:list-style-name="L13"/>
    <style:style style:name="P25" style:family="paragraph" style:parent-style-name="Heading_20_5" style:list-style-name="L14"/>
    <style:style style:name="P26" style:family="paragraph" style:parent-style-name="Heading_20_5" style:list-style-name="L15"/>
    <style:style style:name="P27" style:family="paragraph" style:parent-style-name="Heading_20_5" style:list-style-name="L16"/>
    <style:style style:name="P28" style:family="paragraph" style:parent-style-name="Text_20_body" style:list-style-name="L17">
      <style:text-properties style:font-name="Times New Roman" fo:font-size="12pt" style:font-name-asian="Times New Roman" style:font-size-asian="12pt" style:font-name-complex="CMR12" style:font-size-complex="12pt"/>
    </style:style>
    <style:style style:name="P29" style:family="paragraph" style:parent-style-name="Text_20_body" style:list-style-name="L18">
      <style:text-properties style:font-name="Times New Roman" fo:font-size="12pt" style:font-name-asian="Times New Roman" style:font-size-asian="12pt" style:font-name-complex="CMR12" style:font-size-complex="12pt"/>
    </style:style>
    <style:style style:name="P30" style:family="paragraph" style:parent-style-name="Text_20_body">
      <style:text-properties style:font-name="Times New Roman" fo:font-size="12pt" style:font-name-asian="Times New Roman" style:font-size-asian="12pt" style:font-size-complex="12pt"/>
    </style:style>
    <style:style style:name="P31" style:family="paragraph" style:parent-style-name="Text_20_body" style:list-style-name="L19">
      <style:text-properties style:font-name="Times New Roman" fo:font-size="12pt" style:font-name-asian="Times New Roman" style:font-size-asian="12pt" style:font-name-complex="CMR12" style:font-size-complex="12pt"/>
    </style:style>
    <style:style style:name="P32" style:family="paragraph" style:parent-style-name="Text_20_body" style:list-style-name="L20">
      <style:text-properties style:font-name="Times New Roman" fo:font-size="12pt" style:font-name-asian="Times New Roman" style:font-size-asian="12pt" style:font-name-complex="CMR12" style:font-size-complex="12pt"/>
    </style:style>
    <style:style style:name="T1" style:family="text" style:parent-style-name="黑体标准">
      <style:text-properties style:font-name="Simsun" fo:font-weight="bold" style:font-name-asian="新宋体1" style:font-weight-asian="bold" style:font-weight-complex="bold"/>
    </style:style>
    <style:style style:name="T2" style:family="text" style:parent-style-name="黑体标准">
      <style:text-properties style:font-name="Simsun" fo:font-weight="normal" style:font-name-asian="Simsun" style:font-weight-asian="normal" style:font-weight-complex="normal"/>
    </style:style>
    <style:style style:name="T3" style:family="text">
      <style:text-properties fo:font-weight="normal" style:font-weight-asian="normal" style:font-weight-complex="normal"/>
    </style:style>
    <style:style style:name="T4" style:family="text" style:parent-style-name="黑体标准">
      <style:text-properties style:font-name="黑体" fo:font-size="14pt" fo:font-weight="bold" style:font-name-asian="黑体" style:font-size-asian="12pt" style:font-weight-asian="bold" style:font-name-complex="Tahoma" style:font-size-complex="14pt" style:font-weight-complex="bold"/>
    </style:style>
    <style:style style:name="T5" style:family="text" style:parent-style-name="黑体标准">
      <style:text-properties style:font-name="Times New Roman" fo:font-size="14pt" fo:font-weight="bold" style:font-name-asian="黑体" style:font-size-asian="12pt" style:font-weight-asian="bold" style:font-name-complex="Tahoma" style:font-size-complex="14pt" style:font-weight-complex="bold"/>
    </style:style>
    <style:style style:name="T6" style:family="text" style:parent-style-name="黑体标准">
      <style:text-properties style:font-name="Simsun" fo:font-size="14pt" fo:font-weight="normal" style:font-name-asian="Simsun" style:font-size-asian="12pt" style:font-weight-asian="normal" style:font-name-complex="Tahoma" style:font-size-complex="14pt" style:font-weight-complex="normal"/>
    </style:style>
    <style:style style:name="T7" style:family="text" style:parent-style-name="黑体标准">
      <style:text-properties style:font-name="Times New Roman" fo:font-size="14pt" fo:font-weight="normal" style:font-name-asian="Simsun" style:font-size-asian="12pt" style:font-weight-asian="normal" style:font-name-complex="Tahoma" style:font-size-complex="14pt" style:font-weight-complex="normal"/>
    </style:style>
    <style:style style:name="T8" style:family="text" style:parent-style-name="黑体标准">
      <style:text-properties style:font-name="Times New Roman" fo:font-size="12pt" fo:font-weight="normal" style:font-name-asian="Simsun" style:font-size-asian="12pt" style:font-weight-asian="normal" style:font-name-complex="Tahoma" style:font-size-complex="12pt" style:font-weight-complex="normal"/>
    </style:style>
    <style:style style:name="T9" style:family="text" style:parent-style-name="黑体标准">
      <style:text-properties fo:font-weight="bold" style:font-weight-asian="bold" style:font-weight-complex="bold"/>
    </style:style>
    <style:style style:name="T10" style:family="text" style:parent-style-name="黑体标准">
      <style:text-properties fo:font-weight="normal" style:font-name-asian="Simsun" style:font-weight-asian="normal" style:font-weight-complex="normal"/>
    </style:style>
    <style:style style:name="T11" style:family="text" style:parent-style-name="黑体标准">
      <style:text-properties style:font-name="Times New Roman" fo:font-weight="normal" style:font-name-asian="Simsun" style:font-weight-asian="normal" style:font-weight-complex="normal"/>
    </style:style>
    <style:style style:name="T12" style:family="text" style:parent-style-name="黑体标准">
      <style:text-properties style:font-name="黑体" fo:font-weight="bold" style:font-name-asian="黑体" style:font-weight-asian="bold" style:font-weight-complex="bold"/>
    </style:style>
    <style:style style:name="T13" style:family="text">
      <style:text-properties style:font-name="Times New Roman" fo:font-size="12pt" style:font-name-asian="CMR12" style:font-size-asian="12pt" style:font-name-complex="CMR12" style:font-size-complex="12pt"/>
    </style:style>
    <style:style style:name="T14" style:family="text">
      <style:text-properties style:font-name="Times New Roman"/>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个人简历</text:h>
      <text:p text:style-name="Standard"/>
      <text:p text:style-name="P2">刘蓬</text:p>
      <text:p text:style-name="P3">电子信箱：<text:a xlink:type="simple" xlink:href="mailto:chineseliupeng@yahoo.com.cn">chineseliupeng@yahoo.com.cn</text:a></text:p>
      <text:p text:style-name="P3">电话：13681299033, 89632133</text:p>
      <text:h text:style-name="Heading_20_1" text:outline-level="1">自我简评</text:h>
      <text:list text:style-name="L2">
        <text:list-item>
          <text:p text:style-name="P4">有三年以上编写C程序的经验。</text:p>
        </text:list-item>
        <text:list-item>
          <text:p text:style-name="P4">熟悉ARM体系结构和ARM汇编。</text:p>
        </text:list-item>
        <text:list-item>
          <text:p text:style-name="P4">对POSIX兼容操作系统(Linux等)的内核API，熟悉其原理、实现和使用方法。</text:p>
        </text:list-item>
        <text:list-item>
          <text:p text:style-name="P4">熟练运用GNU/Linux上的开发工具。</text:p>
        </text:list-item>
        <text:list-item>
          <text:p text:style-name="P4">英语能力满足日常工作需要。通过CET-6，TOEFL 600+。</text:p>
        </text:list-item>
      </text:list>
      <text:h text:style-name="Heading_20_1" text:outline-level="1"><text:span text:style-name="T1">研究经历</text:span></text:h>
      <text:p text:style-name="P5"><text:span text:style-name="T2">研究生阶段，以多媒体交互系统作为毕业设计。该系统以Intel StrongARM处理器为核心，ARM Linux为操作系统，实现了视频、音频信号的实时采集、压缩、通过以太网进行点对点传输。目前用于智能楼宇。本人参与总体方案设计，独立完成Blob的移植，实现部分驱动程序和网络传输的应用程序库。</text:span></text:p>
      <text:h text:style-name="Heading_20_1" text:outline-level="1">工作经历</text:h>
      <text:h text:style-name="Heading_20_2" text:outline-level="2">北京博动科技有限公司，自2005年1月1日至今</text:h>
      <text:p text:style-name="Text_20_body"><text:span text:style-name="T3">责任：手机上所使用</text:span>操作系统的移植，代码维护，组织为不同平台编写驱动程序。</text:p>
      <text:p text:style-name="Text_20_body">工作摘介：</text:p>
      <text:list text:style-name="L3">
        <text:list-item>
          <text:p text:style-name="P6"><text:span text:style-name="黑体标准">移植HOPEN的启动加载工具和HOPEN3.0操作系统</text:span></text:p>
        </text:list-item>
      </text:list>
      <text:p text:style-name="P7">个人负责，为两套基于ARM的产品开发平台移植了启动加载工具(bootloader)HILO以及HOPEN3.0操作系统，LCD控制器、键盘、音频codec芯片驱动。为bootloader编写了加入了MMU支持，使下载程序和启动系统的速度提高3倍以上。为HOPEN3.0操作系统加入了：设定线程名字，内核死机时打印现场，应用程序非法访问时dump到文件等，方便了开发。</text:p>
      <text:list text:style-name="L4">
        <text:list-item>
          <text:p text:style-name="P8"><text:span text:style-name="T4">基于</text:span><text:span text:style-name="T5">QT</text:span><text:span text:style-name="T4">的手持通讯和导航终端</text:span></text:p>
        </text:list-item>
      </text:list>
      <text:p text:style-name="P9"><text:span text:style-name="T6">协调一个四人工作组，在</text:span><text:span text:style-name="T7">ARM Linux + S3C2410</text:span><text:span text:style-name="T6">平台上移植</text:span><text:span text:style-name="T7">QT</text:span><text:span text:style-name="T6">库，设计实现了一个具有无线通讯和导航功能的手持终端演示系统。</text:span></text:p>
      <text:list text:style-name="L5">
        <text:list-item>
          <text:p text:style-name="P10"><text:span text:style-name="T4">移植</text:span><text:span text:style-name="T5">FTL (Flash Translation Layer)</text:span></text:p>
        </text:list-item>
      </text:list>
      <text:p text:style-name="P5"><text:span text:style-name="T6">在原有</text:span><text:span text:style-name="T8">NAND Flash</text:span><text:span text:style-name="T6">驱动基础上， 移植开源的FTL到HOPEN3.0操作系统，并对其内部工作原理进行了分析。目前运行FAT16在此块设备上，用于863项目。</text:span></text:p>
      <text:list text:style-name="L5">
        <text:list-item>
          <text:p text:style-name="P10"><text:span text:style-name="T4">手机作为调制解调器</text:span><text:span text:style-name="T9">的整体解决方案</text:span></text:p>
        </text:list-item>
      </text:list>
      <text:p text:style-name="Text_20_body"><text:span text:style-name="T10">个人负责。为</text:span>PC端和手机端提供驱动程序进行修改，对手机端应用软件给出建议。目前上网功能和传真功能实现，用于实际产品。熟悉了GSM模块的多通道原理和使用。该方案在HOPEN3.0和Mizi Linux上都实现了。</text:p>
      <text:list text:style-name="L5">
        <text:list-item>
          <text:p text:style-name="P11"><text:span text:style-name="黑体标准">参与电源管理解决方案的实现</text:span></text:p>
        </text:list-item>
      </text:list>
      <text:p text:style-name="Text_20_body">为HOPEN3.0内核进行了相关修改，针对Intel Xscale控制器，对usb，flash等驱动中和电源管理相关的部分进行修改。目前这些工作用于实际产品中。</text:p>
      <text:list text:style-name="L5">
        <text:list-item>
          <text:p text:style-name="P11"><text:span text:style-name="T9">为运行时动态加载开发接口</text:span></text:p>
        </text:list-item>
      </text:list>
      <text:p text:style-name="Text_20_body">个人负责，在HOPEN3.0中，给动态加载应用程序库提供了接口，使应用程序可以在运行时把代码加载到特定地址空间。目前用于动态加载的开发中。</text:p>
      <text:h text:style-name="Heading_20_2" text:outline-level="2">北京凯思昊鹏软件科技有限公司，自2003年8月1日至2004年12月31日</text:h>
      <text:p text:style-name="Text_20_body"><text:span text:style-name="T3">责任：</text:span>为HOPEN3.0编写驱动程序，为特定平台进行性能评测和优化。</text:p>
      <text:p text:style-name="Text_20_body">工作摘介：</text:p>
      <text:list text:style-name="L6">
        <text:list-item>
          <text:p text:style-name="P12"><text:span text:style-name="黑体标准">移植HOPEN3.0操作系统到PPC405平台</text:span></text:p>
        </text:list-item>
      </text:list>
      <text:p text:style-name="Text_20_body"><text:span text:style-name="T10">个人负责。参考</text:span><text:span text:style-name="T11">Linux for PPC</text:span><text:span text:style-name="T10">，修改</text:span><text:span text:style-name="T2">HOPEN3.0硬件抽象层中初始化、中断、内存管理单元、系统调用等部分，使之运行于IBM PPC405平台，支持HOPEN GUI运行。目前通过国家项目验收。</text:span></text:p>
      <text:list text:style-name="L6">
        <text:list-item>
          <text:p text:style-name="P12"><text:span text:style-name="T12">参加手机移动存储开发</text:span></text:p>
        </text:list-item>
      </text:list>
      <text:p text:style-name="Text_20_body"><text:span text:style-name="T2">支持把手机当作U盘使用的项目。本人作为开发人员之一，对手机上的USB Client端进行的修改，通过使用链式DMA传输等手段，对性能进行了优化。</text:span></text:p>
      <text:list text:style-name="L6">
        <text:list-item>
          <text:p text:style-name="P12"><text:span text:style-name="T12">开发DOC驱动</text:span></text:p>
        </text:list-item>
      </text:list>
      <text:p text:style-name="Text_20_body"><text:span text:style-name="T2">个人负责为DiskOnChip（M-system供应的一种NAND Flash）开发了HOPEN3.0上的块设备驱动，成为M-system的向国内手机厂商推荐的解决方案之一。</text:span></text:p>
      <text:list text:style-name="L6">
        <text:list-item>
          <text:p text:style-name="P12"><text:span text:style-name="T12">HOPEN3.0在arm7平台上中断服务的性能测试和优化</text:span></text:p>
        </text:list-item>
      </text:list>
      <text:p text:style-name="Text_20_body"><text:span text:style-name="T2">用外部中断和插桩的方式测试中断延迟。对中断服务的部分代码针对arm7平台重写，平均延迟减少。</text:span></text:p>
      <text:list text:style-name="L7">
        <text:list-item>
          <text:p text:style-name="P13"><text:span text:style-name="T12">Windows 2k/xp虚拟串口驱动程序</text:span></text:p>
        </text:list-item>
      </text:list>
      <text:p text:style-name="Text_20_body"><text:span text:style-name="T2">独立设计实现了一个WDM驱动程序，用于把连接到PC上的HOPEN手机模拟为若干串口设备。</text:span></text:p>
      <text:h text:style-name="Heading_20_1" text:outline-level="1"><text:span text:style-name="T2"/></text:h>
      <text:h text:style-name="P14" text:outline-level="1">培训经历</text:h>
      <text:p text:style-name="Text_20_body">Intel Xscale Optimizing, 2003年10月，北京长城饭店</text:p>
      <text:h text:style-name="P14" text:outline-level="1">教育经历</text:h>
      <text:p text:style-name="Text_20_body">研究生教育：中国科学技术大学研究生院，自2000年9月至2003年7月，获得工学硕士学位</text:p>
      <text:p text:style-name="Text_20_body">本科教育：中国科学技术大学自动化系，自1995年9月至2000年7月，获得工学学士学位</text:p>
      <text:p text:style-name="Text_20_body">高中教育：天津市南开中学，自1992年9月至1995年7月</text:p>
      <text:p text:style-name="Text_20_body"/>
      <text:p text:style-name="Text_20_body"/>
      <text:p text:style-name="Text_20_body"/>
      <text:p text:style-name="Text_20_body"/>
      <text:p text:style-name="Text_20_body"/>
      <text:p text:style-name="Heading">CURRICULUM VITAE</text:p>
      <text:p text:style-name="Standard">Liu Peng</text:p>
      <text:p text:style-name="Standard">Email: <text:a xlink:type="simple" xlink:href="mailto:chineseliupeng@yahoo.com.cn">chineseliupeng@yahoo.com.cn</text:a></text:p>
      <text:p text:style-name="Standard">Mobile Phone: 13681299033, 89632133</text:p>
      <text:h text:style-name="Heading_20_2" text:outline-level="2">Profile</text:h>
      <text:list text:style-name="L8">
        <text:list-item>
          <text:p text:style-name="P15">Over 3 years experience of using C programming language.</text:p>
        </text:list-item>
        <text:list-item>
          <text:p text:style-name="P15">Familiar with ARM core, experienced on ARM assembler programming.</text:p>
        </text:list-item>
        <text:list-item>
          <text:p text:style-name="P15">Familiar with usage, <text:s/>mechanism and implementation of kernel APIs of POSIX OS such as Linux, HOPEN OS.</text:p>
        </text:list-item>
        <text:list-item>
          <text:p text:style-name="P16">Skilled in GNU developing tools.</text:p>
        </text:list-item>
        <text:list-item>
          <text:p text:style-name="P15">With ability of reading and writing technical documents in English, and practicable oral English.</text:p>
        </text:list-item>
      </text:list>
      <text:h text:style-name="Heading_20_2" text:outline-level="2">Research Experience</text:h>
      <text:p text:style-name="P5">My project for master degree was to develop a hardware and software system, which enabled every two terminals of it communicate with each other, <text:span text:style-name="T13">such as the transmission of video and audio data. ARMLinux</text:span><text:span text:style-name="T14"> was ported </text:span><text:span text:style-name="T13">as the operating systems, on the circuit board based on Intel StrongARM SA-1110 Micro-controllers. I was in charge of maintaining the software development environment, organizing the software </text:span>development part and undertaking the transplantation of the system, transplantation of JTAG tools and Bootloader -- Blob, some device drivers and a demo application for the platform which exchange multimedia and digital data through socket.</text:p>
      <text:h text:style-name="Heading_20_2" text:outline-level="2">Work Experience</text:h>
      <text:p text:style-name="P17">Software Engineer in Pollex Mobile Software Co., Ltd, from 2005/1/1 to present</text:p>
      <text:p text:style-name="Text_20_body">Duty: to port HOPEN3.0 OS to develop board, and to develop device drivers.</text:p>
      <text:p text:style-name="Text_20_body">Selected Highlights:</text:p>
      <text:list text:style-name="L9">
        <text:list-item>
          <text:p text:style-name="P18">Bootloader and HOPEN3.0 OS Porting</text:p>
        </text:list-item>
      </text:list>
      <text:p text:style-name="Text_20_body">HOPEN3.0 OS and hopen bootloader were ported to two develop board by myself, as well as a few device drivers for LCD controller, codec and so on. Ability of supporting MMU was added into bootloader, which tripled the speed of downloading and starting up application. Some features promoting the developer's convenience was added into the HOPEN3.0 kernel, such as naming thread, dumping stack when kernel panic, dumping to file when segment fault happens.</text:p>
      <text:list text:style-name="L9">
        <text:list-item>
          <text:p text:style-name="P19">Handheld GSM communicator and GPS navigator</text:p>
        </text:list-item>
      </text:list>
      <text:p text:style-name="P5">I regulated a four-developer group to implement the device. We ported QT to a develop board based on ARM Linux and S3C2410, and accomplished a demo application of GSM phone + GPS navigator.</text:p>
      <text:list text:style-name="L10">
        <text:list-item>
          <text:p text:style-name="P20">Porting FTL (Flash Translation Layer)</text:p>
        </text:list-item>
      </text:list>
      <text:p text:style-name="P5">I studied a open source FTL and ported it to HOPEN3.0 OS, providing an interface of block device, where FAT16 can run on it. Now it has been certified by an 863 project.</text:p>
      <text:list text:style-name="L10">
        <text:list-item>
          <text:p text:style-name="P21">Solution for Phone working as modem</text:p>
        </text:list-item>
      </text:list>
      <text:p text:style-name="Text_20_body">Cooperating between PC WDM driver and softwares of phone, PC can be connected to internet and exchange FAX through phone. The solution designed and implemented by myself. I became familiar with multiplexer mechanism of Siemens GSM module. The solution has been implemented on Mizi Linux and HOPEN OS.</text:p>
      <text:list text:style-name="L11">
        <text:list-item>
          <text:p text:style-name="P22">Solution for Power Management</text:p>
        </text:list-item>
      </text:list>
      <text:p text:style-name="Text_20_body">Adaptation was made on HOPEN3.0 for Intel Xscal power management mechanism. Some device drivers such as MTD and USB drivers were partly rewritten. It was applied in products.</text:p>
      <text:list text:style-name="L11">
        <text:list-item>
          <text:p text:style-name="P22">Run-time loading API</text:p>
        </text:list-item>
      </text:list>
      <text:p text:style-name="Text_20_body">Designed and implemented by myself. By modifying strategy controlling MMU, Applications were provided with a set of APIs for loading executable data onto appointed address, so single procedure application can do run-time load. </text:p>
      <text:p text:style-name="P17">Software Engineer in Hopen Software Engineering Co. Ltd., From 2003/8 to 2004/12</text:p>
      <text:p text:style-name="Text_20_body">Duty: to design and realize device drivers for HOPEN3.0 OS, and to measure and optimize performance for various Hardware Platform.</text:p>
      <text:p text:style-name="Text_20_body">Selected Highlights:</text:p>
      <text:list text:style-name="L12">
        <text:list-item>
          <text:p text:style-name="P23">Porting HOPEN3.0 OS to PPC405</text:p>
        </text:list-item>
      </text:list>
      <text:p text:style-name="Text_20_body">By studying PPC 405's spec and related codes of Linux for PPC, I wrote the Hardware Abstract Layer(system initializing, interrupt service, memory management and so on) to make HOPEN3.0 run on IBM PPC405 based board.</text:p>
      <text:list text:style-name="L13">
        <text:list-item>
          <text:p text:style-name="P24">Phone as mobile storage</text:p>
        </text:list-item>
      </text:list>
      <text:p text:style-name="Text_20_body">The USB storage requests were parsed by phone, and be satisfied with an appropriate reading or writing action. USB client driver was modified to get an ideal speed.</text:p>
      <text:list text:style-name="L14">
        <text:list-item>
          <text:p text:style-name="P25">DiskOnChip driver for HOPEN3.0</text:p>
        </text:list-item>
      </text:list>
      <text:p text:style-name="Text_20_body">By myself, ported Linux MTD driver and Block Device driver for DiskOnChip to HOPEN3.0, a real-time embedded OS developed by Hopen, and built a demo system based on MX1ADS, where HOPEN3.0 can be booted from DOC and work without any other Flash Device.</text:p>
      <text:list text:style-name="L15">
        <text:list-item>
          <text:p text:style-name="P26">Performance Measurement and Optimization for HOPEN3.0 Interrupt Processing on ARM Evaluater7t</text:p>
        </text:list-item>
      </text:list>
      <text:p text:style-name="Text_20_body">With signal generator and oscillograph, I measured the HOPEN3.0's interrupt service delay on ARM Evaluater7t, and rewritten interrupt service routines to cut down delay.</text:p>
      <text:list text:style-name="L16">
        <text:list-item>
          <text:p text:style-name="P27">Visual Serial Port on USB driver for Windows2K</text:p>
        </text:list-item>
      </text:list>
      <text:p text:style-name="Text_20_body">By myself, designed and implemented a WDM(Windows Device Model) driver for Windows2K, which establishes visual serial port(s) on USB connection. Cooperating with driver on target board, it makes applications based on Serial Port usable on platform without serial connection.</text:p>
      <text:h text:style-name="Heading_20_2" text:outline-level="2">Training</text:h>
      <text:list text:style-name="L17">
        <text:list-item>
          <text:p text:style-name="P28">2003/10, Beijing Great Wall Hotel, Intel Xscale Optimizing</text:p>
        </text:list-item>
      </text:list>
      <text:h text:style-name="Heading_20_2" text:outline-level="2">Education</text:h>
      <text:list text:style-name="L18">
        <text:list-item>
          <text:p text:style-name="P29">From 2000/9 to 2003/7, State Key Lab of Fire Science, USTC</text:p>
        </text:list-item>
      </text:list>
      <text:p text:style-name="P30">Master Program in Safety Engineering</text:p>
      <text:p text:style-name="P30">Specialization: Technology of Factory Control System</text:p>
      <text:p text:style-name="P30">Overall GPA: 82.62/100 Major GPA: 82.67/100</text:p>
      <text:list text:style-name="L19">
        <text:list-item>
          <text:p text:style-name="P31">1995/9-2000/7, Dept. of Automation, USTC</text:p>
        </text:list-item>
      </text:list>
      <text:p text:style-name="P30">B.A. In Automatic Control Engineering</text:p>
      <text:p text:style-name="P30">Overall GPA: 80.28/100 Major GPA: 81.68/100</text:p>
      <text:list text:style-name="L20">
        <text:list-item>
          <text:p text:style-name="P32">From 1992/9 to 1995/7, Tianjin Nankai High Scho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Simsun" svg:font-family="Simsun"/>
    <style:font-face style:name="Tahoma1" svg:font-family="Tahoma"/>
    <style:font-face style:name="仿宋_GB2312" svg:font-family="仿宋_GB2312" style:font-adornments="标准" style:font-family-generic="modern" style:font-pitch="fixed"/>
    <style:font-face style:name="新宋体1" svg:font-family="新宋体" style:font-family-generic="modern" style:font-pitch="fixed"/>
    <style:font-face style:name="新宋体" svg:font-family="新宋体" style:font-adornments="粗体" style:font-family-generic="modern" style:font-pitch="fixed"/>
    <style:font-face style:name="SimSun" svg:font-family="SimSun" style:font-pitch="variable"/>
    <style:font-face style:name="Tahoma" svg:font-family="Tahoma" style:font-pitch="variable"/>
    <style:font-face style:name="黑体" svg:font-family="黑体" style:font-pitch="variable"/>
    <style:font-face style:name="黑体1" svg:font-family="黑体" style:font-adornments="标准" style:font-pitch="variable"/>
    <style:font-face style:name="黑体2" svg:font-family="黑体" style:font-adornments="粗体"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2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name-asian="新宋体"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仿宋_GB2312" fo:font-size="14pt" fo:font-style="normal" fo:font-weight="normal" style:font-name-asian="仿宋_GB2312" style:font-size-asian="14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text-properties style:font-name-asian="黑体1" style:font-size-asian="12pt"/>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临时" style:family="text">
      <style:text-properties fo:font-weight="bold" style:font-name-asian="黑体2" style:font-weight-asian="bold" style:font-weight-complex="bold"/>
    </style:style>
    <style:style style:name="黑体标准" style:family="text">
      <style:text-properties style:font-name="黑体" fo:font-weight="bold" style:font-name-asian="黑体"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eng Liu</meta:initial-creator>
    <meta:creation-date>2005-06-20T18:50:34</meta:creation-date>
    <dc:date>2005-12-23T22:52:29</dc:date>
    <dc:language>en-US</dc:language>
    <meta:editing-cycles>48</meta:editing-cycles>
    <meta:editing-duration>PT14H57M39S</meta:editing-duration>
    <meta:user-defined meta:name="Info 1"/>
    <meta:user-defined meta:name="Info 2"/>
    <meta:user-defined meta:name="Info 3"/>
    <meta:user-defined meta:name="Info 4"/>
    <meta:document-statistic meta:table-count="0" meta:image-count="0" meta:object-count="0" meta:page-count="5" meta:paragraph-count="99" meta:word-count="1526" meta:character-count="6757"/>
  </office:meta>
</office:document-meta>
</file>